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form="urn:oasis:names:tc:opendocument:xmlns:form:1.0" xmlns:math="http://www.w3.org/1998/Math/MathML" xmlns:dr3d="urn:oasis:names:tc:opendocument:xmlns:dr3d:1.0" xmlns:ooow="http://openoffice.org/2004/writer" xmlns:xsi="http://www.w3.org/2001/XMLSchema-instance" xmlns:fo="urn:oasis:names:tc:opendocument:xmlns:xsl-fo-compatible:1.0" xmlns:office="urn:oasis:names:tc:opendocument:xmlns:office:1.0" xmlns:xlink="http://www.w3.org/1999/xlink" xmlns:xsd="http://www.w3.org/2001/XMLSchema" xmlns:draw="urn:oasis:names:tc:opendocument:xmlns:drawing:1.0" xmlns:meta="urn:oasis:names:tc:opendocument:xmlns:meta:1.0" xmlns:text="urn:oasis:names:tc:opendocument:xmlns:text:1.0" xmlns:chart="urn:oasis:names:tc:opendocument:xmlns:chart:1.0" xmlns:svg="urn:oasis:names:tc:opendocument:xmlns:svg-compatible:1.0" xmlns:oooc="http://openoffice.org/2004/calc" xmlns:dom="http://www.w3.org/2001/xml-events" xmlns:style="urn:oasis:names:tc:opendocument:xmlns:style:1.0" xmlns:ooo="http://openoffice.org/2004/office" xmlns:table="urn:oasis:names:tc:opendocument:xmlns:table:1.0" xmlns:dc="http://purl.org/dc/elements/1.1/" xmlns:script="urn:oasis:names:tc:opendocument:xmlns:script:1.0" xmlns:xforms="http://www.w3.org/2002/xforms" xmlns="http://www.w3.org/1999/xhtml" office:version="1.0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VISION DOCUMENT</text:p>
      <text:h text:style-name="Heading_20_1" text:outline-level="1">POSITIONNEMENT</text:h>
      <text:h text:style-name="Heading_20_2" text:outline-level="2">Objet du projet</text:h>
      <text:h text:style-name="Heading_20_3" text:outline-level="3">réalisation d'un nouveau framework middleware destiné à un environnement orienté message dans le but de simplifier l'utilisation du service de messages</text:h>
      <text:h text:style-name="Heading_20_3" text:outline-level="3">deux sous-systèmes</text:h>
      <text:h text:style-name="Heading_20_4" text:outline-level="4">COS event</text:h>
      <text:h text:style-name="Heading_20_5" text:outline-level="5">permet de véhiculer (gérer les envois/réceptions de messages) les messages entre fournisseurs et consommateurs</text:h>
      <text:h text:style-name="Heading_20_4" text:outline-level="4">COS time</text:h>
      <text:h text:style-name="Heading_20_5" text:outline-level="5">synchronisation du temps pour les composants répartis</text:h>
      <text:h text:style-name="Heading_20_6" text:outline-level="6">supplier/consumer</text:h>
      <text:h text:style-name="Heading_20_6" text:outline-level="6">COS event </text:h>
      <text:h text:style-name="Heading_20_6" text:outline-level="6">autres COS</text:h>
      <text:h text:style-name="Heading_20_3" text:outline-level="3">permet aux développeurs d'applis distribuées de se baser sur les services du framework</text:h>
      <text:h text:style-name="Heading_20_2" text:outline-level="2">Objectifs et enjeu du projet</text:h>
      <text:h text:style-name="Heading_20_3" text:outline-level="3">l'outil permettra une admin simplifiée</text:h>
      <text:h text:style-name="Heading_20_3" text:outline-level="3">simplicité d'utilisation du framework</text:h>
      <text:h text:style-name="Heading_20_2" text:outline-level="2">"Elevator Statement"</text:h>
      <text:h text:style-name="Heading_20_3" text:outline-level="3">le problème de</text:h>
      <text:h text:style-name="Heading_20_3" text:outline-level="3">affecte</text:h>
      <text:h text:style-name="Heading_20_4" text:outline-level="4">admin de framework et développeurs</text:h>
      <text:h text:style-name="Heading_20_3" text:outline-level="3">a pour conséquence</text:h>
      <text:h text:style-name="Heading_20_3" text:outline-level="3">et la solution :</text:h>
      <text:h text:style-name="Heading_20_1" text:outline-level="1">DECIDEURS ET UTILISATEURS</text:h>
      <text:h text:style-name="Heading_20_2" text:outline-level="2">Utilisateurs</text:h>
      <text:h text:style-name="Heading_20_3" text:outline-level="3">développeurs d'applis réparties</text:h>
      <text:h text:style-name="Heading_20_4" text:outline-level="4">équipe développement, utilisent les services proposés par le framework</text:h>
      <text:h text:style-name="Heading_20_3" text:outline-level="3">admin de framework</text:h>
      <text:h text:style-name="Heading_20_4" text:outline-level="4">partie exploitation, rôle est d"exploiter plateformes de production (install, config, maintenance)</text:h>
      <text:h text:style-name="Heading_20_2" text:outline-level="2">Décideurs</text:h>
      <text:h text:style-name="Heading_20_3" text:outline-level="3">architecte technique</text:h>
      <text:h text:style-name="Heading_20_3" text:outline-level="3">chef de projet</text:h>
      <text:h text:style-name="Heading_20_3" text:outline-level="3">PROFS !!!</text:h>
      <text:h text:style-name="Heading_20_2" text:outline-level="2">Besoins fondamentaux</text:h>
      <text:h text:style-name="Heading_20_3" text:outline-level="3">développeur</text:h>
      <text:h text:style-name="Heading_20_4" text:outline-level="4">faire transiter un message entre composants répartis</text:h>
      <text:h text:style-name="Heading_20_5" text:outline-level="5">priorité et/ou horodatage</text:h>
      <text:h text:style-name="Heading_20_5" text:outline-level="5">persistance</text:h>
      <text:h text:style-name="Heading_20_5" text:outline-level="5">communication asynchrone</text:h>
      <text:h text:style-name="Heading_20_5" text:outline-level="5">durée de validité</text:h>
      <text:h text:style-name="Heading_20_5" text:outline-level="5">PUSH/PULL</text:h>
      <text:h text:style-name="Heading_20_4" text:outline-level="4">synchroniser l'horloge commune de composants répartis</text:h>
      <text:h text:style-name="Heading_20_5" text:outline-level="5">PUSH/PULL</text:h>
      <text:h text:style-name="Heading_20_4" text:outline-level="4">pouvoir diagnostiquer en cas de débuggage</text:h>
      <text:h text:style-name="Heading_20_3" text:outline-level="3">administrateur</text:h>
      <text:h text:style-name="Heading_20_4" text:outline-level="4">gérer le démarrage/arrêt d'un module</text:h>
      <text:h text:style-name="Heading_20_4" text:outline-level="4">lancer des tests de qualifications</text:h>
      <text:h text:style-name="Heading_20_4" text:outline-level="4">visualiser le statut et l'activité courante du service</text:h>
      <text:h text:style-name="Heading_20_5" text:outline-level="5">et à distance</text:h>
      <text:h text:style-name="Heading_20_4" text:outline-level="4">pouvoir diagnostiquer en cas de crash</text:h>
      <text:h text:style-name="Heading_20_3" text:outline-level="3">mr le décideur</text:h>
      <text:h text:style-name="Heading_20_4" text:outline-level="4">implémentation d'une solution visant à démontrer l'efficacité du framework</text:h>
      <text:h text:style-name="Heading_20_2" text:outline-level="2">Environnement utilisateurs</text:h>
      <text:h text:style-name="Heading_20_3" text:outline-level="3">admin</text:h>
      <text:h text:style-name="Heading_20_4" text:outline-level="4">accès web</text:h>
      <text:h text:style-name="Heading_20_1" text:outline-level="1">LIENS ENTRE APPLICATIONS</text:h>
      <text:h text:style-name="Heading_20_1" text:outline-level="1">FONCTIONNALITES DU PRODUIT</text:h>
      <text:h text:style-name="Heading_20_1" text:outline-level="1">EXIGENCES SUPPLEMENTAIRES ET CONTRAINTES</text:h>
      <text:h text:style-name="Heading_20_2" text:outline-level="2">FURPS</text:h>
      <text:h text:style-name="Heading_20_2" text:outline-level="2">contraintes de documentation</text:h>
      <text:h text:style-name="Heading_20_2" text:outline-level="2">contraintes "+"</text:h>
      <text:h text:style-name="Heading_20_1" text:outline-level="1">CRITERES D'EVALUATION</text:h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